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ans" fo:font-size="10pt" fo:font-weight="bold" officeooo:rsid="001b69a3" officeooo:paragraph-rsid="001b69a3" style:font-size-asian="10pt" style:font-weight-asian="bold" style:font-size-complex="10pt" style:font-weight-complex="bold"/>
    </style:style>
    <style:style style:name="P15"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ans" fo:font-size="10pt" fo:font-weight="normal" officeooo:rsid="001b69a3" officeooo:paragraph-rsid="001b69a3"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ans" fo:font-size="10pt" fo:font-weight="normal" officeooo:rsid="001beb28" officeooo:paragraph-rsid="001beb28"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beb28" officeooo:paragraph-rsid="001d8d1e"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font-weight="normal" officeooo:rsid="001beb28" officeooo:paragraph-rsid="001d9f9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ans" fo:font-size="10pt" fo:font-weight="normal" officeooo:rsid="001d9f98" officeooo:paragraph-rsid="001d9f98"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style="italic" fo:font-weight="normal" officeooo:rsid="000daf2f" style:font-style-asian="italic" style:font-weight-asian="normal" style:font-style-complex="italic" style:font-weight-complex="normal"/>
    </style:style>
    <style:style style:name="T9" style:family="text">
      <style:text-properties officeooo:rsid="0018a112"/>
    </style:style>
    <style:style style:name="T10" style:family="text">
      <style:text-properties officeooo:rsid="001beb28"/>
    </style:style>
    <style:style style:name="T11" style:family="text">
      <style:text-properties officeooo:rsid="001d8d1e"/>
    </style:style>
    <style:style style:name="T12" style:family="text">
      <style:text-properties officeooo:rsid="001d9f98"/>
    </style:style>
    <style:style style:name="T13" style:family="text">
      <style:text-properties officeooo:rsid="001dba94"/>
    </style:style>
    <style:style style:name="T14" style:family="text">
      <style:text-properties officeooo:rsid="001e926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8">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8"/>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8190550706728013920" text:style-name="L1">
        <text:list-item>
          <text:p text:style-name="P15">rendant discrets les fonctionnalités sous jacentes, </text:p>
        </text:list-item>
        <text:list-item>
          <text:p text:style-name="P15">le model reste cependant hmodulable on peut ajouter, modifier et supprimer des élements du model.</text:p>
        </text:list-item>
        <text:list-item>
          <text:p text:style-name="P15">Il est également minimaliste et est entièrement écrit en Python</text:p>
        </text:list-item>
      </text:list>
      <text:p text:style-name="P16"/>
      <text:p text:style-name="P9">Caffe</text:p>
      <text:p text:style-name="P19"/>
      <text:p text:style-name="P20"/>
      <text:p text:style-name="P7">Scikit Learn</text:p>
      <text:p text:style-name="P7"><text:tab/><text:span text:style-name="T1">On peut très bien utiliser sklearn pour lancer le training du model créé au préalable par Keras</text:span></text:p>
      <text:p text:style-name="P17">On peut aussi sklearn pour évaluer le model, c’est beaucoup plus simplifier surtout lorsqu’on utilise le kfold cross validation où il faudra créer k model. Sans pour autant perdre en performance.</text:p>
      <text:p text:style-name="P18">On peut assui utiliser sklearn pour le GridSearchCV, qui va permettre de tester chaque combinaisons <text:s/><text:tab/>d’initialiseur,</text:p>
      <text:p text:style-name="P18"><text:tab/>d’optimiseur,</text:p>
      <text:p text:style-name="P18"><text:tab/>de nombre d’epoch, </text:p>
      <text:p text:style-name="P18"><text:tab/>et de batch size spécifiées</text:p>
      <text:p text:style-name="P16"/>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8">à la partie Back-Propagation pour comprendre le fonctionnement.</text:p>
      <text:p text:style-name="P8">On verra plus les différentes Activation Function, Loss Function, Optimimize Function et les différents types de réseaux de neurones dans ce document présent.</text:p>
      <text:p text:style-name="P8"/>
      <text:p text:style-name="P6">Evaluer le model</text:p>
      <text:p text:style-name="P10"><text:tab/><text:span text:style-name="T1">Il éxiste plusieurs techniques pour évaluer un model, automatic split, manual split, et le k-fold cross validation qui est le gold standard pour évaluer un model</text:span></text:p>
      <text:p text:style-name="P10"><text:span text:style-name="T1"/></text:p>
      <text:p text:style-name="P11"/>
      <text:p text:style-name="P11"><text:soft-page-break/>Dropout</text:p>
      <text:p text:style-name="P11"><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1"><text:span text:style-name="T3">- </text:span><text:span text:style-name="T4">A utiliser entre 20 à 50% de dropout par layers</text:span></text:p>
      <text:p text:style-name="P11"><text:span text:style-name="T4">- A utiliser sur les grands networks avec beaucoup de neurones</text:span></text:p>
      <text:p text:style-name="P11"><text:span text:style-name="T4">- Utiliser un grand alpha </text:span><text:span text:style-name="T6">et un grand momentum</text:span></text:p>
      <text:p text:style-name="P12"><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12"><text:span text:style-name="T7"/></text:p>
      <text:p text:style-name="P13"><text:span text:style-name="T9">M</text:span>omentum</text:p>
      <text:p text:style-name="P13"><text:tab/><text:span text:style-name="T1">Le momentum est la valeur qui permet d’optimiser la direction prise par le stochastic gradient descent. </text:span></text:p>
      <text:p text:style-name="P13"><text:span text:style-name="T1">Le SGD est donc plus performant avec un momentum et permet de réduire l’erreur plus rapidement.</text:span></text:p>
      <text:p text:style-name="P13"><text:span text:style-name="T1"/></text:p>
      <text:p text:style-name="P21"/>
      <text:p text:style-name="P14">Reseaux de neurones Convolutionnels</text:p>
      <text:p text:style-name="P22"><text:tab/><text:span text:style-name="T10">La principale différence de ce réseau en comparaison au réseau de neurones classique, c’est que le CNN sait préserver la structure spatiale de l’objet envoyé en input. Par exemple dans une image il sera capable de comprendre qu’il y a plusieurs caractéristiques importantes à retenir. Par exemple pour une voiture, il comprendra lui même que les roues sont une caractéristiques spécifiques, pour une phrase il serait capable de comprendre les différentes natures des mots, il différencie un adjectif, d’un nom, etc …</text:span></text:p>
      <text:p text:style-name="P23">Comment fait-il ? </text:p>
      <text:p text:style-name="P23">Il y a trois types de couches dans ce réseau :</text:p>
      <text:p text:style-name="P23">- Couches convolutionnels</text:p>
      <text:p text:style-name="P23"><text:tab/>- <text:span text:style-name="T11">Filtres (comme des neurones)</text:span></text:p>
      <text:p text:style-name="P23"><text:tab/>- <text:span text:style-name="T11">Feature Maps (c’est les outputs d’un filtre, appliqué aux neurones de la couche précédentes)</text:span></text:p>
      <text:p text:style-name="P23"><text:tab/><text:tab/>- <text:span text:style-name="T13">Elle contient donc la valeur de l’output, et la position sur l’objet, ex : 0.55 (x:6y:6)</text:span><text:tab/></text:p>
      <text:p text:style-name="P23">- Couches en poule</text:p>
      <text:p text:style-name="P23"><text:tab/>- <text:span text:style-name="T11">Contient une séquence de couches convolutionnels</text:span></text:p>
      <text:p text:style-name="P23"><text:tab/>- <text:span text:style-name="T11">Elles servent à consolider les features obtenus dans la feature map de la couche précédente</text:span></text:p>
      <text:p text:style-name="P23"><text:tab/><text:tab/>- <text:span text:style-name="T14">Pour cela elle selectionne la feature map et elle par petit bloc elle selectionne une partie de la <text:tab/><text:tab/><text:tab/>feature map et n’en retient que la plus grande valeur, elle ajoute ensuite cette valeur dans sa <text:tab/><text:tab/><text:tab/>propre feature map.</text:span></text:p>
      <text:p text:style-name="P23"><text:tab/>- <text:span text:style-name="T12">L’idée est qu’elle crée sa propre feature map mais en plus petite</text:span></text:p>
      <text:p text:style-name="P24">- Couches entièrement connectées</text:p>
      <text:p text:style-name="P24"><text:tab/>- <text:span text:style-name="T12">Ce sont les mêmes couches que les hidden couches du réseau de neurones classique originales</text:span></text:p>
      <text:p text:style-name="P25"><text:tab/>- <text:span text:style-name="T12">Elles sont utilisés en fin de réseau</text:span></text:p>
      <text:p text:style-name="P26"/>
      <text:p text:style-name="P27">Important de noter que la force du ConvNet c’est de pouvoir conserver la position spaciale des elements,</text:p>
      <text:p text:style-name="P27">si les données ne sont pas défini dans un espace en 2 dimension comme une image alors ils sont moins performants.</text:p>
      <text:p text:style-name="P26"/>
      <text:p text:style-name="P26"/>
      <text:p text:style-name="P25"/>
      <text:p text:style-name="P25"><text:tab/></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14T14:24:38.912557051</dc:date>
    <meta:editing-duration>PT6H59M52S</meta:editing-duration>
    <meta:editing-cycles>16</meta:editing-cycles>
    <meta:generator>LibreOffice/5.1.6.2$Linux_X86_64 LibreOffice_project/10m0$Build-2</meta:generator>
    <meta:document-statistic meta:table-count="0" meta:image-count="0" meta:object-count="0" meta:page-count="2" meta:paragraph-count="56" meta:word-count="747" meta:character-count="4705" meta:non-whitespace-character-count="3977"/>
  </office:meta>
</office:document-meta>
</file>